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DAG Tests - siz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Exact Time</text:p>
          </table:table-cell>
          <table:table-cell office:value-type="string" calcext:value-type="string">
            <text:p>Exact Prob</text:p>
          </table:table-cell>
          <table:table-cell office:value-type="string" calcext:value-type="string">
            <text:p>1-Exact Prob</text:p>
          </table:table-cell>
          <table:table-cell office:value-type="string" calcext:value-type="string">
            <text:p>Likelihood Time</text:p>
          </table:table-cell>
          <table:table-cell office:value-type="string" calcext:value-type="string">
            <text:p>Likelihood Prob</text:p>
          </table:table-cell>
          <table:table-cell office:value-type="string" calcext:value-type="string">
            <text:p>1-Likelihood Prob</text:p>
          </table:table-cell>
          <table:table-cell office:value-type="string" calcext:value-type="string">
            <text:p>Gibbs Time</text:p>
          </table:table-cell>
          <table:table-cell office:value-type="string" calcext:value-type="string">
            <text:p>Gibbs Prob</text:p>
          </table:table-cell>
          <table:table-cell office:value-type="string" calcext:value-type="string">
            <text:p>1-Gibbs 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142617225646973" calcext:value-type="float">
            <text:p>0.014261722564697</text:p>
          </table:table-cell>
          <table:table-cell office:value-type="float" office:value="0.143599618988441" calcext:value-type="float">
            <text:p>0.143599618988441</text:p>
          </table:table-cell>
          <table:table-cell office:value-type="float" office:value="0.856400381011559" calcext:value-type="float">
            <text:p>0.856400381011559</text:p>
          </table:table-cell>
          <table:table-cell office:value-type="float" office:value="0.0161972045898438" calcext:value-type="float">
            <text:p>0.016197204589844</text:p>
          </table:table-cell>
          <table:table-cell office:value-type="float" office:value="0.156156156156156" calcext:value-type="float">
            <text:p>0.156156156156156</text:p>
          </table:table-cell>
          <table:table-cell office:value-type="float" office:value="0.843843843843844" calcext:value-type="float">
            <text:p>0.843843843843844</text:p>
          </table:table-cell>
          <table:table-cell office:value-type="float" office:value="0.00429272651672363" calcext:value-type="float">
            <text:p>0.004292726516724</text:p>
          </table:table-cell>
          <table:table-cell office:value-type="float" office:value="0.128128128128128" calcext:value-type="float">
            <text:p>0.128128128128128</text:p>
          </table:table-cell>
          <table:table-cell office:value-type="float" office:value="0.871871871871872" calcext:value-type="float">
            <text:p>0.8718718718718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151891708374023" calcext:value-type="float">
            <text:p>0.015189170837402</text:p>
          </table:table-cell>
          <table:table-cell office:value-type="float" office:value="0.572763512096649" calcext:value-type="float">
            <text:p>0.572763512096649</text:p>
          </table:table-cell>
          <table:table-cell office:value-type="float" office:value="0.427236487903351" calcext:value-type="float">
            <text:p>0.427236487903351</text:p>
          </table:table-cell>
          <table:table-cell office:value-type="float" office:value="0.0217294692993164" calcext:value-type="float">
            <text:p>0.021729469299317</text:p>
          </table:table-cell>
          <table:table-cell office:value-type="float" office:value="0.575575575575576" calcext:value-type="float">
            <text:p>0.575575575575576</text:p>
          </table:table-cell>
          <table:table-cell office:value-type="float" office:value="0.424424424424424" calcext:value-type="float">
            <text:p>0.424424424424424</text:p>
          </table:table-cell>
          <table:table-cell office:value-type="float" office:value="0.00700235366821289" calcext:value-type="float">
            <text:p>0.007002353668213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131964683532715" calcext:value-type="float">
            <text:p>0.013196468353272</text:p>
          </table:table-cell>
          <table:table-cell office:value-type="float" office:value="0.150027571854437" calcext:value-type="float">
            <text:p>0.150027571854437</text:p>
          </table:table-cell>
          <table:table-cell office:value-type="float" office:value="0.849972428145563" calcext:value-type="float">
            <text:p>0.849972428145563</text:p>
          </table:table-cell>
          <table:table-cell office:value-type="float" office:value="0.0274848937988281" calcext:value-type="float">
            <text:p>0.027484893798828</text:p>
          </table:table-cell>
          <table:table-cell office:value-type="float" office:value="0.127127127127127" calcext:value-type="float">
            <text:p>0.127127127127127</text:p>
          </table:table-cell>
          <table:table-cell office:value-type="float" office:value="0.872872872872873" calcext:value-type="float">
            <text:p>0.872872872872873</text:p>
          </table:table-cell>
          <table:table-cell office:value-type="float" office:value="0.0112686157226563" calcext:value-type="float">
            <text:p>0.011268615722656</text:p>
          </table:table-cell>
          <table:table-cell office:value-type="float" office:value="0.154154154154154" calcext:value-type="float">
            <text:p>0.154154154154154</text:p>
          </table:table-cell>
          <table:table-cell office:value-type="float" office:value="0.845845845845846" calcext:value-type="float">
            <text:p>0.8458458458458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135643482208252" calcext:value-type="float">
            <text:p>0.013564348220825</text:p>
          </table:table-cell>
          <table:table-cell office:value-type="float" office:value="0.628529230942634" calcext:value-type="float">
            <text:p>0.628529230942634</text:p>
          </table:table-cell>
          <table:table-cell office:value-type="float" office:value="0.371470769057366" calcext:value-type="float">
            <text:p>0.371470769057366</text:p>
          </table:table-cell>
          <table:table-cell office:value-type="float" office:value="0.0315783023834229" calcext:value-type="float">
            <text:p>0.031578302383423</text:p>
          </table:table-cell>
          <table:table-cell office:value-type="float" office:value="0.637637637637638" calcext:value-type="float">
            <text:p>0.637637637637638</text:p>
          </table:table-cell>
          <table:table-cell office:value-type="float" office:value="0.362362362362362" calcext:value-type="float">
            <text:p>0.362362362362362</text:p>
          </table:table-cell>
          <table:table-cell office:value-type="float" office:value="0.0220685005187988" calcext:value-type="float">
            <text:p>0.022068500518799</text:p>
          </table:table-cell>
          <table:table-cell office:value-type="float" office:value="0.622622622622623" calcext:value-type="float">
            <text:p>0.622622622622623</text:p>
          </table:table-cell>
          <table:table-cell office:value-type="float" office:value="0.377377377377377" calcext:value-type="float">
            <text:p>0.3773773773773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178477764129639" calcext:value-type="float">
            <text:p>0.017847776412964</text:p>
          </table:table-cell>
          <table:table-cell office:value-type="float" office:value="0.275069690661492" calcext:value-type="float">
            <text:p>0.275069690661492</text:p>
          </table:table-cell>
          <table:table-cell office:value-type="float" office:value="0.724930309338508" calcext:value-type="float">
            <text:p>0.724930309338508</text:p>
          </table:table-cell>
          <table:table-cell office:value-type="float" office:value="0.0440883636474609" calcext:value-type="float">
            <text:p>0.044088363647461</text:p>
          </table:table-cell>
          <table:table-cell office:value-type="float" office:value="0.283283283283283" calcext:value-type="float">
            <text:p>0.283283283283283</text:p>
          </table:table-cell>
          <table:table-cell office:value-type="float" office:value="0.716716716716717" calcext:value-type="float">
            <text:p>0.716716716716717</text:p>
          </table:table-cell>
          <table:table-cell office:value-type="float" office:value="0.0450329780578613" calcext:value-type="float">
            <text:p>0.045032978057861</text:p>
          </table:table-cell>
          <table:table-cell office:value-type="float" office:value="0.246246246246246" calcext:value-type="float">
            <text:p>0.246246246246246</text:p>
          </table:table-cell>
          <table:table-cell office:value-type="float" office:value="0.753753753753754" calcext:value-type="float">
            <text:p>0.7537537537537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146019458770752" calcext:value-type="float">
            <text:p>0.014601945877075</text:p>
          </table:table-cell>
          <table:table-cell office:value-type="float" office:value="0.626326234528186" calcext:value-type="float">
            <text:p>0.626326234528186</text:p>
          </table:table-cell>
          <table:table-cell office:value-type="float" office:value="0.373673765471814" calcext:value-type="float">
            <text:p>0.373673765471814</text:p>
          </table:table-cell>
          <table:table-cell office:value-type="float" office:value="0.0540280342102051" calcext:value-type="float">
            <text:p>0.054028034210205</text:p>
          </table:table-cell>
          <table:table-cell office:value-type="float" office:value="0.606606606606607" calcext:value-type="float">
            <text:p>0.606606606606607</text:p>
          </table:table-cell>
          <table:table-cell office:value-type="float" office:value="0.393393393393393" calcext:value-type="float">
            <text:p>0.393393393393393</text:p>
          </table:table-cell>
          <table:table-cell office:value-type="float" office:value="0.0512180328369141" calcext:value-type="float">
            <text:p>0.051218032836914</text:p>
          </table:table-cell>
          <table:table-cell office:value-type="float" office:value="0.617617617617618" calcext:value-type="float">
            <text:p>0.617617617617618</text:p>
          </table:table-cell>
          <table:table-cell office:value-type="float" office:value="0.382382382382382" calcext:value-type="float">
            <text:p>0.3823823823823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0139124393463135" calcext:value-type="float">
            <text:p>0.013912439346314</text:p>
          </table:table-cell>
          <table:table-cell office:value-type="float" office:value="0.425968646045954" calcext:value-type="float">
            <text:p>0.425968646045954</text:p>
          </table:table-cell>
          <table:table-cell office:value-type="float" office:value="0.574031353954046" calcext:value-type="float">
            <text:p>0.574031353954046</text:p>
          </table:table-cell>
          <table:table-cell office:value-type="float" office:value="0.0629475116729736" calcext:value-type="float">
            <text:p>0.062947511672974</text:p>
          </table:table-cell>
          <table:table-cell office:value-type="float" office:value="0.44044044044044" calcext:value-type="float">
            <text:p>0.44044044044044</text:p>
          </table:table-cell>
          <table:table-cell office:value-type="float" office:value="0.55955955955956" calcext:value-type="float">
            <text:p>0.55955955955956</text:p>
          </table:table-cell>
          <table:table-cell office:value-type="float" office:value="0.0762002468109131" calcext:value-type="float">
            <text:p>0.076200246810913</text:p>
          </table:table-cell>
          <table:table-cell office:value-type="float" office:value="0.417417417417417" calcext:value-type="float">
            <text:p>0.417417417417417</text:p>
          </table:table-cell>
          <table:table-cell office:value-type="float" office:value="0.582582582582583" calcext:value-type="float">
            <text:p>0.5825825825825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230197906494141" calcext:value-type="float">
            <text:p>0.023019790649414</text:p>
          </table:table-cell>
          <table:table-cell office:value-type="float" office:value="0.474912667440876" calcext:value-type="float">
            <text:p>0.474912667440876</text:p>
          </table:table-cell>
          <table:table-cell office:value-type="float" office:value="0.525087332559124" calcext:value-type="float">
            <text:p>0.525087332559124</text:p>
          </table:table-cell>
          <table:table-cell office:value-type="float" office:value="0.0753233432769775" calcext:value-type="float">
            <text:p>0.075323343276978</text:p>
          </table:table-cell>
          <table:table-cell office:value-type="float" office:value="0.451451451451451" calcext:value-type="float">
            <text:p>0.451451451451451</text:p>
          </table:table-cell>
          <table:table-cell office:value-type="float" office:value="0.548548548548548" calcext:value-type="float">
            <text:p>0.548548548548548</text:p>
          </table:table-cell>
          <table:table-cell office:value-type="float" office:value="0.105834484100342" calcext:value-type="float">
            <text:p>0.105834484100342</text:p>
          </table:table-cell>
          <table:table-cell office:value-type="float" office:value="0.468468468468469" calcext:value-type="float">
            <text:p>0.468468468468469</text:p>
          </table:table-cell>
          <table:table-cell office:value-type="float" office:value="0.531531531531532" calcext:value-type="float">
            <text:p>0.5315315315315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0334234237670898" calcext:value-type="float">
            <text:p>0.03342342376709</text:p>
          </table:table-cell>
          <table:table-cell office:value-type="float" office:value="0.574931290876573" calcext:value-type="float">
            <text:p>0.574931290876573</text:p>
          </table:table-cell>
          <table:table-cell office:value-type="float" office:value="0.425068709123427" calcext:value-type="float">
            <text:p>0.425068709123427</text:p>
          </table:table-cell>
          <table:table-cell office:value-type="float" office:value="0.0776035785675049" calcext:value-type="float">
            <text:p>0.077603578567505</text:p>
          </table:table-cell>
          <table:table-cell office:value-type="float" office:value="0.568568568568568" calcext:value-type="float">
            <text:p>0.568568568568568</text:p>
          </table:table-cell>
          <table:table-cell office:value-type="float" office:value="0.431431431431431" calcext:value-type="float">
            <text:p>0.431431431431431</text:p>
          </table:table-cell>
          <table:table-cell office:value-type="float" office:value="0.14957857131958" calcext:value-type="float">
            <text:p>0.14957857131958</text:p>
          </table:table-cell>
          <table:table-cell office:value-type="float" office:value="0.551551551551552" calcext:value-type="float">
            <text:p>0.551551551551552</text:p>
          </table:table-cell>
          <table:table-cell office:value-type="float" office:value="0.448448448448448" calcext:value-type="float">
            <text:p>0.4484484484484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347557067871094" calcext:value-type="float">
            <text:p>0.034755706787109</text:p>
          </table:table-cell>
          <table:table-cell office:value-type="float" office:value="0.112057296525679" calcext:value-type="float">
            <text:p>0.112057296525679</text:p>
          </table:table-cell>
          <table:table-cell office:value-type="float" office:value="0.887942703474321" calcext:value-type="float">
            <text:p>0.887942703474321</text:p>
          </table:table-cell>
          <table:table-cell office:value-type="float" office:value="0.087475061416626" calcext:value-type="float">
            <text:p>0.087475061416626</text:p>
          </table:table-cell>
          <table:table-cell office:value-type="float" office:value="0.0860860860860861" calcext:value-type="float">
            <text:p>0.086086086086086</text:p>
          </table:table-cell>
          <table:table-cell office:value-type="float" office:value="0.913913913913914" calcext:value-type="float">
            <text:p>0.913913913913914</text:p>
          </table:table-cell>
          <table:table-cell office:value-type="float" office:value="0.173790454864502" calcext:value-type="float">
            <text:p>0.173790454864502</text:p>
          </table:table-cell>
          <table:table-cell office:value-type="float" office:value="0.135135135135135" calcext:value-type="float">
            <text:p>0.135135135135135</text:p>
          </table:table-cell>
          <table:table-cell office:value-type="float" office:value="0.864864864864865" calcext:value-type="float">
            <text:p>0.8648648648648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0.0633444786071777" calcext:value-type="float">
            <text:p>0.063344478607178</text:p>
          </table:table-cell>
          <table:table-cell office:value-type="float" office:value="0.575635799656295" calcext:value-type="float">
            <text:p>0.575635799656295</text:p>
          </table:table-cell>
          <table:table-cell office:value-type="float" office:value="0.424364200343705" calcext:value-type="float">
            <text:p>0.424364200343705</text:p>
          </table:table-cell>
          <table:table-cell office:value-type="float" office:value="0.0857224464416504" calcext:value-type="float">
            <text:p>0.08572244644165</text:p>
          </table:table-cell>
          <table:table-cell office:value-type="float" office:value="0.566566566566567" calcext:value-type="float">
            <text:p>0.566566566566567</text:p>
          </table:table-cell>
          <table:table-cell office:value-type="float" office:value="0.433433433433433" calcext:value-type="float">
            <text:p>0.433433433433433</text:p>
          </table:table-cell>
          <table:table-cell office:value-type="float" office:value="0.154964447021484" calcext:value-type="float">
            <text:p>0.154964447021484</text:p>
          </table:table-cell>
          <table:table-cell office:value-type="float" office:value="0.57957957957958" calcext:value-type="float">
            <text:p>0.57957957957958</text:p>
          </table:table-cell>
          <table:table-cell office:value-type="float" office:value="0.42042042042042" calcext:value-type="float">
            <text:p>0.420420420420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0.102184772491455" calcext:value-type="float">
            <text:p>0.102184772491455</text:p>
          </table:table-cell>
          <table:table-cell office:value-type="float" office:value="0.394226575748141" calcext:value-type="float">
            <text:p>0.394226575748141</text:p>
          </table:table-cell>
          <table:table-cell office:value-type="float" office:value="0.605773424251859" calcext:value-type="float">
            <text:p>0.605773424251859</text:p>
          </table:table-cell>
          <table:table-cell office:value-type="float" office:value="0.098752498626709" calcext:value-type="float">
            <text:p>0.098752498626709</text:p>
          </table:table-cell>
          <table:table-cell office:value-type="float" office:value="0.411411411411411" calcext:value-type="float">
            <text:p>0.411411411411411</text:p>
          </table:table-cell>
          <table:table-cell office:value-type="float" office:value="0.588588588588589" calcext:value-type="float">
            <text:p>0.588588588588589</text:p>
          </table:table-cell>
          <table:table-cell office:value-type="float" office:value="0.187553644180298" calcext:value-type="float">
            <text:p>0.187553644180298</text:p>
          </table:table-cell>
          <table:table-cell office:value-type="float" office:value="0.379379379379379" calcext:value-type="float">
            <text:p>0.379379379379379</text:p>
          </table:table-cell>
          <table:table-cell office:value-type="float" office:value="0.620620620620621" calcext:value-type="float">
            <text:p>0.6206206206206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0.152445077896118" calcext:value-type="float">
            <text:p>0.152445077896118</text:p>
          </table:table-cell>
          <table:table-cell office:value-type="float" office:value="0.508731114096578" calcext:value-type="float">
            <text:p>0.508731114096578</text:p>
          </table:table-cell>
          <table:table-cell office:value-type="float" office:value="0.491268885903422" calcext:value-type="float">
            <text:p>0.491268885903422</text:p>
          </table:table-cell>
          <table:table-cell office:value-type="float" office:value="0.103575706481934" calcext:value-type="float">
            <text:p>0.103575706481934</text:p>
          </table:table-cell>
          <table:table-cell office:value-type="float" office:value="0.496496496496496" calcext:value-type="float">
            <text:p>0.496496496496496</text:p>
          </table:table-cell>
          <table:table-cell office:value-type="float" office:value="0.503503503503503" calcext:value-type="float">
            <text:p>0.503503503503503</text:p>
          </table:table-cell>
          <table:table-cell office:value-type="float" office:value="0.223386526107788" calcext:value-type="float">
            <text:p>0.223386526107788</text:p>
          </table:table-cell>
          <table:table-cell office:value-type="float" office:value="0.494494494494495" calcext:value-type="float">
            <text:p>0.494494494494495</text:p>
          </table:table-cell>
          <table:table-cell office:value-type="float" office:value="0.505505505505505" calcext:value-type="float">
            <text:p>0.5055055055055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315758228302002" calcext:value-type="float">
            <text:p>0.315758228302002</text:p>
          </table:table-cell>
          <table:table-cell office:value-type="float" office:value="0.426428785946314" calcext:value-type="float">
            <text:p>0.426428785946314</text:p>
          </table:table-cell>
          <table:table-cell office:value-type="float" office:value="0.573571214053686" calcext:value-type="float">
            <text:p>0.573571214053686</text:p>
          </table:table-cell>
          <table:table-cell office:value-type="float" office:value="0.124305486679077" calcext:value-type="float">
            <text:p>0.124305486679077</text:p>
          </table:table-cell>
          <table:table-cell office:value-type="float" office:value="0.422422422422422" calcext:value-type="float">
            <text:p>0.422422422422422</text:p>
          </table:table-cell>
          <table:table-cell office:value-type="float" office:value="0.577577577577578" calcext:value-type="float">
            <text:p>0.577577577577578</text:p>
          </table:table-cell>
          <table:table-cell office:value-type="float" office:value="0.341953039169311" calcext:value-type="float">
            <text:p>0.341953039169311</text:p>
          </table:table-cell>
          <table:table-cell office:value-type="float" office:value="0.433433433433433" calcext:value-type="float">
            <text:p>0.433433433433433</text:p>
          </table:table-cell>
          <table:table-cell office:value-type="float" office:value="0.566566566566567" calcext:value-type="float">
            <text:p>0.5665665665665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78395676612854" calcext:value-type="float">
            <text:p>0.78395676612854</text:p>
          </table:table-cell>
          <table:table-cell office:value-type="float" office:value="0.505940117824622" calcext:value-type="float">
            <text:p>0.505940117824622</text:p>
          </table:table-cell>
          <table:table-cell office:value-type="float" office:value="0.494059882175378" calcext:value-type="float">
            <text:p>0.494059882175378</text:p>
          </table:table-cell>
          <table:table-cell office:value-type="float" office:value="0.121896982192993" calcext:value-type="float">
            <text:p>0.121896982192993</text:p>
          </table:table-cell>
          <table:table-cell office:value-type="float" office:value="0.514514514514514" calcext:value-type="float">
            <text:p>0.514514514514514</text:p>
          </table:table-cell>
          <table:table-cell office:value-type="float" office:value="0.485485485485486" calcext:value-type="float">
            <text:p>0.485485485485486</text:p>
          </table:table-cell>
          <table:table-cell office:value-type="float" office:value="0.291167974472046" calcext:value-type="float">
            <text:p>0.291167974472046</text:p>
          </table:table-cell>
          <table:table-cell office:value-type="float" office:value="0.468468468468469" calcext:value-type="float">
            <text:p>0.468468468468469</text:p>
          </table:table-cell>
          <table:table-cell office:value-type="float" office:value="0.531531531531532" calcext:value-type="float">
            <text:p>0.5315315315315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3.19017505645752" calcext:value-type="float">
            <text:p>3.19017505645752</text:p>
          </table:table-cell>
          <table:table-cell office:value-type="float" office:value="0.432712782290245" calcext:value-type="float">
            <text:p>0.432712782290245</text:p>
          </table:table-cell>
          <table:table-cell office:value-type="float" office:value="0.567287217709755" calcext:value-type="float">
            <text:p>0.567287217709755</text:p>
          </table:table-cell>
          <table:table-cell office:value-type="float" office:value="0.146939992904663" calcext:value-type="float">
            <text:p>0.146939992904663</text:p>
          </table:table-cell>
          <table:table-cell office:value-type="float" office:value="0.405405405405405" calcext:value-type="float">
            <text:p>0.405405405405405</text:p>
          </table:table-cell>
          <table:table-cell office:value-type="float" office:value="0.594594594594595" calcext:value-type="float">
            <text:p>0.594594594594595</text:p>
          </table:table-cell>
          <table:table-cell office:value-type="float" office:value="0.40627384185791" calcext:value-type="float">
            <text:p>0.40627384185791</text:p>
          </table:table-cell>
          <table:table-cell office:value-type="float" office:value="0.442442442442442" calcext:value-type="float">
            <text:p>0.442442442442442</text:p>
          </table:table-cell>
          <table:table-cell office:value-type="float" office:value="0.557557557557558" calcext:value-type="float">
            <text:p>0.5575575575575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27.6532506942749" calcext:value-type="float">
            <text:p>27.6532506942749</text:p>
          </table:table-cell>
          <table:table-cell office:value-type="float" office:value="0.448072994028267" calcext:value-type="float">
            <text:p>0.448072994028267</text:p>
          </table:table-cell>
          <table:table-cell office:value-type="float" office:value="0.551927005971733" calcext:value-type="float">
            <text:p>0.551927005971733</text:p>
          </table:table-cell>
          <table:table-cell office:value-type="float" office:value="0.18566632270813" calcext:value-type="float">
            <text:p>0.18566632270813</text:p>
          </table:table-cell>
          <table:table-cell office:value-type="float" office:value="0.443443443443443" calcext:value-type="float">
            <text:p>0.443443443443443</text:p>
          </table:table-cell>
          <table:table-cell office:value-type="float" office:value="0.556556556556557" calcext:value-type="float">
            <text:p>0.556556556556557</text:p>
          </table:table-cell>
          <table:table-cell office:value-type="float" office:value="0.473162651062012" calcext:value-type="float">
            <text:p>0.473162651062012</text:p>
          </table:table-cell>
          <table:table-cell office:value-type="float" office:value="0.445445445445446" calcext:value-type="float">
            <text:p>0.445445445445446</text:p>
          </table:table-cell>
          <table:table-cell office:value-type="float" office:value="0.554554554554555" calcext:value-type="float">
            <text:p>0.554554554554555</text:p>
          </table:table-cell>
        </table:table-row>
        <table:table-row table:style-name="ro1">
          <table:table-cell office:value-type="string" calcext:value-type="string">
            <text:p>DAG Tests - samples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798266410827637" calcext:value-type="float">
            <text:p>0.798266410827637</text:p>
          </table:table-cell>
          <table:table-cell office:value-type="float" office:value="0.531942014099448" calcext:value-type="float">
            <text:p>0.531942014099448</text:p>
          </table:table-cell>
          <table:table-cell office:value-type="float" office:value="0.468057985900552" calcext:value-type="float">
            <text:p>0.468057985900552</text:p>
          </table:table-cell>
          <table:table-cell office:value-type="float" office:value="0.00127005577087402" calcext:value-type="float">
            <text:p>0.001270055770874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00267195701599121" calcext:value-type="float">
            <text:p>0.00267195701599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77672553062439" calcext:value-type="float">
            <text:p>0.77672553062439</text:p>
          </table:table-cell>
          <table:table-cell office:value-type="float" office:value="0.531942014099448" calcext:value-type="float">
            <text:p>0.531942014099448</text:p>
          </table:table-cell>
          <table:table-cell office:value-type="float" office:value="0.468057985900552" calcext:value-type="float">
            <text:p>0.468057985900552</text:p>
          </table:table-cell>
          <table:table-cell office:value-type="float" office:value="0.00667810440063477" calcext:value-type="float">
            <text:p>0.006678104400635</text:p>
          </table:table-cell>
          <table:table-cell office:value-type="float" office:value="0.530612244897959" calcext:value-type="float">
            <text:p>0.530612244897959</text:p>
          </table:table-cell>
          <table:table-cell office:value-type="float" office:value="0.469387755102041" calcext:value-type="float">
            <text:p>0.469387755102041</text:p>
          </table:table-cell>
          <table:table-cell office:value-type="float" office:value="0.0149633884429932" calcext:value-type="float">
            <text:p>0.014963388442993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.730796575546265" calcext:value-type="float">
            <text:p>0.730796575546265</text:p>
          </table:table-cell>
          <table:table-cell office:value-type="float" office:value="0.531942014099448" calcext:value-type="float">
            <text:p>0.531942014099448</text:p>
          </table:table-cell>
          <table:table-cell office:value-type="float" office:value="0.468057985900552" calcext:value-type="float">
            <text:p>0.468057985900552</text:p>
          </table:table-cell>
          <table:table-cell office:value-type="float" office:value="0.0157907009124756" calcext:value-type="float">
            <text:p>0.015790700912476</text:p>
          </table:table-cell>
          <table:table-cell office:value-type="float" office:value="0.515151515151515" calcext:value-type="float">
            <text:p>0.515151515151515</text:p>
          </table:table-cell>
          <table:table-cell office:value-type="float" office:value="0.484848484848485" calcext:value-type="float">
            <text:p>0.484848484848485</text:p>
          </table:table-cell>
          <table:table-cell office:value-type="float" office:value="0.0318236351013184" calcext:value-type="float">
            <text:p>0.031823635101318</text:p>
          </table:table-cell>
          <table:table-cell office:value-type="float" office:value="0.585858585858586" calcext:value-type="float">
            <text:p>0.585858585858586</text:p>
          </table:table-cell>
          <table:table-cell office:value-type="float" office:value="0.414141414141414" calcext:value-type="float">
            <text:p>0.4141414141414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.740291595458984" calcext:value-type="float">
            <text:p>0.740291595458984</text:p>
          </table:table-cell>
          <table:table-cell office:value-type="float" office:value="0.531942014099448" calcext:value-type="float">
            <text:p>0.531942014099448</text:p>
          </table:table-cell>
          <table:table-cell office:value-type="float" office:value="0.468057985900552" calcext:value-type="float">
            <text:p>0.468057985900552</text:p>
          </table:table-cell>
          <table:table-cell office:value-type="float" office:value="0.0625736713409424" calcext:value-type="float">
            <text:p>0.062573671340942</text:p>
          </table:table-cell>
          <table:table-cell office:value-type="float" office:value="0.501002004008016" calcext:value-type="float">
            <text:p>0.501002004008016</text:p>
          </table:table-cell>
          <table:table-cell office:value-type="float" office:value="0.498997995991984" calcext:value-type="float">
            <text:p>0.498997995991984</text:p>
          </table:table-cell>
          <table:table-cell office:value-type="float" office:value="0.139604330062866" calcext:value-type="float">
            <text:p>0.139604330062866</text:p>
          </table:table-cell>
          <table:table-cell office:value-type="float" office:value="0.539078156312625" calcext:value-type="float">
            <text:p>0.539078156312625</text:p>
          </table:table-cell>
          <table:table-cell office:value-type="float" office:value="0.460921843687375" calcext:value-type="float">
            <text:p>0.4609218436873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768914699554443" calcext:value-type="float">
            <text:p>0.768914699554443</text:p>
          </table:table-cell>
          <table:table-cell office:value-type="float" office:value="0.531942014099448" calcext:value-type="float">
            <text:p>0.531942014099448</text:p>
          </table:table-cell>
          <table:table-cell office:value-type="float" office:value="0.468057985900552" calcext:value-type="float">
            <text:p>0.468057985900552</text:p>
          </table:table-cell>
          <table:table-cell office:value-type="float" office:value="0.126837015151978" calcext:value-type="float">
            <text:p>0.126837015151978</text:p>
          </table:table-cell>
          <table:table-cell office:value-type="float" office:value="0.531531531531532" calcext:value-type="float">
            <text:p>0.531531531531532</text:p>
          </table:table-cell>
          <table:table-cell office:value-type="float" office:value="0.468468468468469" calcext:value-type="float">
            <text:p>0.468468468468469</text:p>
          </table:table-cell>
          <table:table-cell office:value-type="float" office:value="0.285278081893921" calcext:value-type="float">
            <text:p>0.285278081893921</text:p>
          </table:table-cell>
          <table:table-cell office:value-type="float" office:value="0.568568568568568" calcext:value-type="float">
            <text:p>0.568568568568568</text:p>
          </table:table-cell>
          <table:table-cell office:value-type="float" office:value="0.431431431431431" calcext:value-type="float">
            <text:p>0.4314314314314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0.777880430221558" calcext:value-type="float">
            <text:p>0.777880430221558</text:p>
          </table:table-cell>
          <table:table-cell office:value-type="float" office:value="0.531942014099448" calcext:value-type="float">
            <text:p>0.531942014099448</text:p>
          </table:table-cell>
          <table:table-cell office:value-type="float" office:value="0.468057985900552" calcext:value-type="float">
            <text:p>0.468057985900552</text:p>
          </table:table-cell>
          <table:table-cell office:value-type="float" office:value="0.653553009033203" calcext:value-type="float">
            <text:p>0.653553009033203</text:p>
          </table:table-cell>
          <table:table-cell office:value-type="float" office:value="0.539107821564313" calcext:value-type="float">
            <text:p>0.539107821564313</text:p>
          </table:table-cell>
          <table:table-cell office:value-type="float" office:value="0.460892178435687" calcext:value-type="float">
            <text:p>0.460892178435687</text:p>
          </table:table-cell>
          <table:table-cell office:value-type="float" office:value="1.43381547927856" calcext:value-type="float">
            <text:p>1.43381547927856</text:p>
          </table:table-cell>
          <table:table-cell office:value-type="float" office:value="0.523504700940188" calcext:value-type="float">
            <text:p>0.523504700940188</text:p>
          </table:table-cell>
          <table:table-cell office:value-type="float" office:value="0.476495299059812" calcext:value-type="float">
            <text:p>0.4764952990598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0.765684843063355" calcext:value-type="float">
            <text:p>0.765684843063355</text:p>
          </table:table-cell>
          <table:table-cell office:value-type="float" office:value="0.531942014099448" calcext:value-type="float">
            <text:p>0.531942014099448</text:p>
          </table:table-cell>
          <table:table-cell office:value-type="float" office:value="0.468057985900552" calcext:value-type="float">
            <text:p>0.468057985900552</text:p>
          </table:table-cell>
          <table:table-cell office:value-type="float" office:value="1.43407511711121" calcext:value-type="float">
            <text:p>1.43407511711121</text:p>
          </table:table-cell>
          <table:table-cell office:value-type="float" office:value="0.534353435343534" calcext:value-type="float">
            <text:p>0.534353435343534</text:p>
          </table:table-cell>
          <table:table-cell office:value-type="float" office:value="0.465646564656466" calcext:value-type="float">
            <text:p>0.465646564656466</text:p>
          </table:table-cell>
          <table:table-cell office:value-type="float" office:value="2.92597413063049" calcext:value-type="float">
            <text:p>2.92597413063049</text:p>
          </table:table-cell>
          <table:table-cell office:value-type="float" office:value="0.527852785278528" calcext:value-type="float">
            <text:p>0.527852785278528</text:p>
          </table:table-cell>
          <table:table-cell office:value-type="float" office:value="0.472147214721472" calcext:value-type="float">
            <text:p>0.4721472147214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00" calcext:value-type="float">
            <text:p>50000</text:p>
          </table:table-cell>
          <table:table-cell office:value-type="float" office:value="0.73211932182312" calcext:value-type="float">
            <text:p>0.73211932182312</text:p>
          </table:table-cell>
          <table:table-cell office:value-type="float" office:value="0.531942014099448" calcext:value-type="float">
            <text:p>0.531942014099448</text:p>
          </table:table-cell>
          <table:table-cell office:value-type="float" office:value="0.468057985900552" calcext:value-type="float">
            <text:p>0.468057985900552</text:p>
          </table:table-cell>
          <table:table-cell office:value-type="float" office:value="6.43549942970276" calcext:value-type="float">
            <text:p>6.43549942970276</text:p>
          </table:table-cell>
          <table:table-cell office:value-type="float" office:value="0.532190643812876" calcext:value-type="float">
            <text:p>0.532190643812876</text:p>
          </table:table-cell>
          <table:table-cell office:value-type="float" office:value="0.467809356187124" calcext:value-type="float">
            <text:p>0.467809356187124</text:p>
          </table:table-cell>
          <table:table-cell office:value-type="float" office:value="13.9975550174713" calcext:value-type="float">
            <text:p>13.9975550174713</text:p>
          </table:table-cell>
          <table:table-cell office:value-type="float" office:value="0.527310546210924" calcext:value-type="float">
            <text:p>0.527310546210924</text:p>
          </table:table-cell>
          <table:table-cell office:value-type="float" office:value="0.472689453789076" calcext:value-type="float">
            <text:p>0.4726894537890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01322793960571" calcext:value-type="float">
            <text:p>0.701322793960571</text:p>
          </table:table-cell>
          <table:table-cell office:value-type="float" office:value="0.531942014099448" calcext:value-type="float">
            <text:p>0.531942014099448</text:p>
          </table:table-cell>
          <table:table-cell office:value-type="float" office:value="0.468057985900552" calcext:value-type="float">
            <text:p>0.468057985900552</text:p>
          </table:table-cell>
          <table:table-cell office:value-type="float" office:value="12.6838102340698" calcext:value-type="float">
            <text:p>12.6838102340698</text:p>
          </table:table-cell>
          <table:table-cell office:value-type="float" office:value="0.530535305353054" calcext:value-type="float">
            <text:p>0.530535305353054</text:p>
          </table:table-cell>
          <table:table-cell office:value-type="float" office:value="0.469464694646947" calcext:value-type="float">
            <text:p>0.469464694646947</text:p>
          </table:table-cell>
          <table:table-cell office:value-type="float" office:value="29.2269773483276" calcext:value-type="float">
            <text:p>29.2269773483276</text:p>
          </table:table-cell>
          <table:table-cell office:value-type="float" office:value="0.528165281652816" calcext:value-type="float">
            <text:p>0.528165281652816</text:p>
          </table:table-cell>
          <table:table-cell office:value-type="float" office:value="0.471834718347184" calcext:value-type="float">
            <text:p>0.471834718347184</text:p>
          </table:table-cell>
        </table:table-row>
        <table:table-row table:style-name="ro1">
          <table:table-cell office:value-type="string" calcext:value-type="string">
            <text:p>Poly Tests - siz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136597156524658" calcext:value-type="float">
            <text:p>0.013659715652466</text:p>
          </table:table-cell>
          <table:table-cell office:value-type="float" office:value="0.589080203742347" calcext:value-type="float">
            <text:p>0.589080203742347</text:p>
          </table:table-cell>
          <table:table-cell office:value-type="float" office:value="0.410919796257653" calcext:value-type="float">
            <text:p>0.410919796257653</text:p>
          </table:table-cell>
          <table:table-cell office:value-type="float" office:value="0.0160224437713623" calcext:value-type="float">
            <text:p>0.016022443771362</text:p>
          </table:table-cell>
          <table:table-cell office:value-type="float" office:value="0.5995995995996" calcext:value-type="float">
            <text:p>0.5995995995996</text:p>
          </table:table-cell>
          <table:table-cell office:value-type="float" office:value="0.4004004004004" calcext:value-type="float">
            <text:p>0.4004004004004</text:p>
          </table:table-cell>
          <table:table-cell office:value-type="float" office:value="0.00392031669616699" calcext:value-type="float">
            <text:p>0.003920316696167</text:p>
          </table:table-cell>
          <table:table-cell office:value-type="float" office:value="0.575575575575576" calcext:value-type="float">
            <text:p>0.575575575575576</text:p>
          </table:table-cell>
          <table:table-cell office:value-type="float" office:value="0.424424424424424" calcext:value-type="float">
            <text:p>0.4244244244244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161197185516357" calcext:value-type="float">
            <text:p>0.016119718551636</text:p>
          </table:table-cell>
          <table:table-cell office:value-type="float" office:value="0.723768261930443" calcext:value-type="float">
            <text:p>0.723768261930443</text:p>
          </table:table-cell>
          <table:table-cell office:value-type="float" office:value="0.276231738069557" calcext:value-type="float">
            <text:p>0.276231738069557</text:p>
          </table:table-cell>
          <table:table-cell office:value-type="float" office:value="0.0231072902679443" calcext:value-type="float">
            <text:p>0.023107290267944</text:p>
          </table:table-cell>
          <table:table-cell office:value-type="float" office:value="0.725725725725726" calcext:value-type="float">
            <text:p>0.725725725725726</text:p>
          </table:table-cell>
          <table:table-cell office:value-type="float" office:value="0.274274274274274" calcext:value-type="float">
            <text:p>0.274274274274274</text:p>
          </table:table-cell>
          <table:table-cell office:value-type="float" office:value="0.0110452175140381" calcext:value-type="float">
            <text:p>0.011045217514038</text:p>
          </table:table-cell>
          <table:table-cell office:value-type="float" office:value="0.707707707707708" calcext:value-type="float">
            <text:p>0.707707707707708</text:p>
          </table:table-cell>
          <table:table-cell office:value-type="float" office:value="0.292292292292292" calcext:value-type="float">
            <text:p>0.2922922922922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166168212890625" calcext:value-type="float">
            <text:p>0.016616821289063</text:p>
          </table:table-cell>
          <table:table-cell office:value-type="float" office:value="0.888822925105826" calcext:value-type="float">
            <text:p>0.888822925105826</text:p>
          </table:table-cell>
          <table:table-cell office:value-type="float" office:value="0.111177074894174" calcext:value-type="float">
            <text:p>0.111177074894174</text:p>
          </table:table-cell>
          <table:table-cell office:value-type="float" office:value="0.0326812267303467" calcext:value-type="float">
            <text:p>0.032681226730347</text:p>
          </table:table-cell>
          <table:table-cell office:value-type="float" office:value="0.891891891891892" calcext:value-type="float">
            <text:p>0.891891891891892</text:p>
          </table:table-cell>
          <table:table-cell office:value-type="float" office:value="0.108108108108108" calcext:value-type="float">
            <text:p>0.108108108108108</text:p>
          </table:table-cell>
          <table:table-cell office:value-type="float" office:value="0.0174274444580078" calcext:value-type="float">
            <text:p>0.017427444458008</text:p>
          </table:table-cell>
          <table:table-cell office:value-type="float" office:value="0.903903903903904" calcext:value-type="float">
            <text:p>0.903903903903904</text:p>
          </table:table-cell>
          <table:table-cell office:value-type="float" office:value="0.0960960960960961" calcext:value-type="float">
            <text:p>0.096096096096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140132904052734" calcext:value-type="float">
            <text:p>0.014013290405274</text:p>
          </table:table-cell>
          <table:table-cell office:value-type="float" office:value="0.254963781466299" calcext:value-type="float">
            <text:p>0.254963781466299</text:p>
          </table:table-cell>
          <table:table-cell office:value-type="float" office:value="0.745036218533701" calcext:value-type="float">
            <text:p>0.745036218533701</text:p>
          </table:table-cell>
          <table:table-cell office:value-type="float" office:value="0.0388295650482178" calcext:value-type="float">
            <text:p>0.038829565048218</text:p>
          </table:table-cell>
          <table:table-cell office:value-type="float" office:value="0.25025025025025" calcext:value-type="float">
            <text:p>0.25025025025025</text:p>
          </table:table-cell>
          <table:table-cell office:value-type="float" office:value="0.74974974974975" calcext:value-type="float">
            <text:p>0.74974974974975</text:p>
          </table:table-cell>
          <table:table-cell office:value-type="float" office:value="0.0272583961486816" calcext:value-type="float">
            <text:p>0.027258396148682</text:p>
          </table:table-cell>
          <table:table-cell office:value-type="float" office:value="0.252252252252252" calcext:value-type="float">
            <text:p>0.252252252252252</text:p>
          </table:table-cell>
          <table:table-cell office:value-type="float" office:value="0.747747747747748" calcext:value-type="float">
            <text:p>0.7477477477477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152978897094727" calcext:value-type="float">
            <text:p>0.015297889709473</text:p>
          </table:table-cell>
          <table:table-cell office:value-type="float" office:value="0.555039466384422" calcext:value-type="float">
            <text:p>0.555039466384422</text:p>
          </table:table-cell>
          <table:table-cell office:value-type="float" office:value="0.444960533615578" calcext:value-type="float">
            <text:p>0.444960533615578</text:p>
          </table:table-cell>
          <table:table-cell office:value-type="float" office:value="0.0449686050415039" calcext:value-type="float">
            <text:p>0.044968605041504</text:p>
          </table:table-cell>
          <table:table-cell office:value-type="float" office:value="0.582582582582583" calcext:value-type="float">
            <text:p>0.582582582582583</text:p>
          </table:table-cell>
          <table:table-cell office:value-type="float" office:value="0.417417417417417" calcext:value-type="float">
            <text:p>0.417417417417417</text:p>
          </table:table-cell>
          <table:table-cell office:value-type="float" office:value="0.0280213356018066" calcext:value-type="float">
            <text:p>0.028021335601807</text:p>
          </table:table-cell>
          <table:table-cell office:value-type="float" office:value="0.577577577577578" calcext:value-type="float">
            <text:p>0.577577577577578</text:p>
          </table:table-cell>
          <table:table-cell office:value-type="float" office:value="0.422422422422422" calcext:value-type="float">
            <text:p>0.422422422422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128307342529297" calcext:value-type="float">
            <text:p>0.01283073425293</text:p>
          </table:table-cell>
          <table:table-cell office:value-type="float" office:value="0.555477968099795" calcext:value-type="float">
            <text:p>0.555477968099795</text:p>
          </table:table-cell>
          <table:table-cell office:value-type="float" office:value="0.444522031900205" calcext:value-type="float">
            <text:p>0.444522031900205</text:p>
          </table:table-cell>
          <table:table-cell office:value-type="float" office:value="0.0513753890991211" calcext:value-type="float">
            <text:p>0.051375389099121</text:p>
          </table:table-cell>
          <table:table-cell office:value-type="float" office:value="0.558558558558558" calcext:value-type="float">
            <text:p>0.558558558558558</text:p>
          </table:table-cell>
          <table:table-cell office:value-type="float" office:value="0.441441441441441" calcext:value-type="float">
            <text:p>0.441441441441441</text:p>
          </table:table-cell>
          <table:table-cell office:value-type="float" office:value="0.0441186428070068" calcext:value-type="float">
            <text:p>0.044118642807007</text:p>
          </table:table-cell>
          <table:table-cell office:value-type="float" office:value="0.583583583583583" calcext:value-type="float">
            <text:p>0.583583583583583</text:p>
          </table:table-cell>
          <table:table-cell office:value-type="float" office:value="0.416416416416416" calcext:value-type="float">
            <text:p>0.4164164164164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0169832706451416" calcext:value-type="float">
            <text:p>0.016983270645142</text:p>
          </table:table-cell>
          <table:table-cell office:value-type="float" office:value="0.535196346879689" calcext:value-type="float">
            <text:p>0.535196346879689</text:p>
          </table:table-cell>
          <table:table-cell office:value-type="float" office:value="0.464803653120311" calcext:value-type="float">
            <text:p>0.464803653120311</text:p>
          </table:table-cell>
          <table:table-cell office:value-type="float" office:value="0.0558102130889893" calcext:value-type="float">
            <text:p>0.055810213088989</text:p>
          </table:table-cell>
          <table:table-cell office:value-type="float" office:value="0.538538538538538" calcext:value-type="float">
            <text:p>0.538538538538538</text:p>
          </table:table-cell>
          <table:table-cell office:value-type="float" office:value="0.461461461461462" calcext:value-type="float">
            <text:p>0.461461461461462</text:p>
          </table:table-cell>
          <table:table-cell office:value-type="float" office:value="0.0443670749664307" calcext:value-type="float">
            <text:p>0.044367074966431</text:p>
          </table:table-cell>
          <table:table-cell office:value-type="float" office:value="0.540540540540541" calcext:value-type="float">
            <text:p>0.540540540540541</text:p>
          </table:table-cell>
          <table:table-cell office:value-type="float" office:value="0.45945945945946" calcext:value-type="float">
            <text:p>0.459459459459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207128524780273" calcext:value-type="float">
            <text:p>0.020712852478027</text:p>
          </table:table-cell>
          <table:table-cell office:value-type="float" office:value="0.101218403794707" calcext:value-type="float">
            <text:p>0.101218403794707</text:p>
          </table:table-cell>
          <table:table-cell office:value-type="float" office:value="0.898781596205293" calcext:value-type="float">
            <text:p>0.898781596205293</text:p>
          </table:table-cell>
          <table:table-cell office:value-type="float" office:value="0.0649337768554688" calcext:value-type="float">
            <text:p>0.064933776855469</text:p>
          </table:table-cell>
          <table:table-cell office:value-type="float" office:value="0.11011011011011" calcext:value-type="float">
            <text:p>0.11011011011011</text:p>
          </table:table-cell>
          <table:table-cell office:value-type="float" office:value="0.88988988988989" calcext:value-type="float">
            <text:p>0.88988988988989</text:p>
          </table:table-cell>
          <table:table-cell office:value-type="float" office:value="0.0490190982818604" calcext:value-type="float">
            <text:p>0.04901909828186</text:p>
          </table:table-cell>
          <table:table-cell office:value-type="float" office:value="0.113113113113113" calcext:value-type="float">
            <text:p>0.113113113113113</text:p>
          </table:table-cell>
          <table:table-cell office:value-type="float" office:value="0.886886886886887" calcext:value-type="float">
            <text:p>0.8868868868868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0225675106048584" calcext:value-type="float">
            <text:p>0.022567510604858</text:p>
          </table:table-cell>
          <table:table-cell office:value-type="float" office:value="0.172294537985926" calcext:value-type="float">
            <text:p>0.172294537985926</text:p>
          </table:table-cell>
          <table:table-cell office:value-type="float" office:value="0.827705462014074" calcext:value-type="float">
            <text:p>0.827705462014074</text:p>
          </table:table-cell>
          <table:table-cell office:value-type="float" office:value="0.0681469440460205" calcext:value-type="float">
            <text:p>0.068146944046021</text:p>
          </table:table-cell>
          <table:table-cell office:value-type="float" office:value="0.171171171171171" calcext:value-type="float">
            <text:p>0.171171171171171</text:p>
          </table:table-cell>
          <table:table-cell office:value-type="float" office:value="0.828828828828829" calcext:value-type="float">
            <text:p>0.828828828828829</text:p>
          </table:table-cell>
          <table:table-cell office:value-type="float" office:value="0.0567915439605713" calcext:value-type="float">
            <text:p>0.056791543960571</text:p>
          </table:table-cell>
          <table:table-cell office:value-type="float" office:value="0.173173173173173" calcext:value-type="float">
            <text:p>0.173173173173173</text:p>
          </table:table-cell>
          <table:table-cell office:value-type="float" office:value="0.826826826826827" calcext:value-type="float">
            <text:p>0.8268268268268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311875343322754" calcext:value-type="float">
            <text:p>0.031187534332275</text:p>
          </table:table-cell>
          <table:table-cell office:value-type="float" office:value="0.383770862114194" calcext:value-type="float">
            <text:p>0.383770862114194</text:p>
          </table:table-cell>
          <table:table-cell office:value-type="float" office:value="0.616229137885806" calcext:value-type="float">
            <text:p>0.616229137885806</text:p>
          </table:table-cell>
          <table:table-cell office:value-type="float" office:value="0.0801515579223633" calcext:value-type="float">
            <text:p>0.080151557922363</text:p>
          </table:table-cell>
          <table:table-cell office:value-type="float" office:value="0.392392392392392" calcext:value-type="float">
            <text:p>0.392392392392392</text:p>
          </table:table-cell>
          <table:table-cell office:value-type="float" office:value="0.607607607607608" calcext:value-type="float">
            <text:p>0.607607607607608</text:p>
          </table:table-cell>
          <table:table-cell office:value-type="float" office:value="0.0643460750579834" calcext:value-type="float">
            <text:p>0.064346075057983</text:p>
          </table:table-cell>
          <table:table-cell office:value-type="float" office:value="0.375375375375375" calcext:value-type="float">
            <text:p>0.375375375375375</text:p>
          </table:table-cell>
          <table:table-cell office:value-type="float" office:value="0.624624624624625" calcext:value-type="float">
            <text:p>0.6246246246246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0.0464811325073242" calcext:value-type="float">
            <text:p>0.046481132507324</text:p>
          </table:table-cell>
          <table:table-cell office:value-type="float" office:value="0.774475755158306" calcext:value-type="float">
            <text:p>0.774475755158306</text:p>
          </table:table-cell>
          <table:table-cell office:value-type="float" office:value="0.225524244841695" calcext:value-type="float">
            <text:p>0.225524244841695</text:p>
          </table:table-cell>
          <table:table-cell office:value-type="float" office:value="0.0784983634948731" calcext:value-type="float">
            <text:p>0.078498363494873</text:p>
          </table:table-cell>
          <table:table-cell office:value-type="float" office:value="0.765765765765766" calcext:value-type="float">
            <text:p>0.765765765765766</text:p>
          </table:table-cell>
          <table:table-cell office:value-type="float" office:value="0.234234234234234" calcext:value-type="float">
            <text:p>0.234234234234234</text:p>
          </table:table-cell>
          <table:table-cell office:value-type="float" office:value="0.0652034282684326" calcext:value-type="float">
            <text:p>0.065203428268433</text:p>
          </table:table-cell>
          <table:table-cell office:value-type="float" office:value="0.756756756756757" calcext:value-type="float">
            <text:p>0.756756756756757</text:p>
          </table:table-cell>
          <table:table-cell office:value-type="float" office:value="0.243243243243243" calcext:value-type="float">
            <text:p>0.2432432432432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0.07692551612854" calcext:value-type="float">
            <text:p>0.07692551612854</text:p>
          </table:table-cell>
          <table:table-cell office:value-type="float" office:value="0.760154730246655" calcext:value-type="float">
            <text:p>0.760154730246655</text:p>
          </table:table-cell>
          <table:table-cell office:value-type="float" office:value="0.239845269753345" calcext:value-type="float">
            <text:p>0.239845269753345</text:p>
          </table:table-cell>
          <table:table-cell office:value-type="float" office:value="0.0884044170379639" calcext:value-type="float">
            <text:p>0.088404417037964</text:p>
          </table:table-cell>
          <table:table-cell office:value-type="float" office:value="0.763763763763764" calcext:value-type="float">
            <text:p>0.763763763763764</text:p>
          </table:table-cell>
          <table:table-cell office:value-type="float" office:value="0.236236236236236" calcext:value-type="float">
            <text:p>0.236236236236236</text:p>
          </table:table-cell>
          <table:table-cell office:value-type="float" office:value="0.0790977478027344" calcext:value-type="float">
            <text:p>0.079097747802734</text:p>
          </table:table-cell>
          <table:table-cell office:value-type="float" office:value="0.744744744744745" calcext:value-type="float">
            <text:p>0.744744744744745</text:p>
          </table:table-cell>
          <table:table-cell office:value-type="float" office:value="0.255255255255255" calcext:value-type="float">
            <text:p>0.2552552552552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0.142175912857056" calcext:value-type="float">
            <text:p>0.142175912857056</text:p>
          </table:table-cell>
          <table:table-cell office:value-type="float" office:value="0.115006997732091" calcext:value-type="float">
            <text:p>0.115006997732091</text:p>
          </table:table-cell>
          <table:table-cell office:value-type="float" office:value="0.884993002267909" calcext:value-type="float">
            <text:p>0.884993002267909</text:p>
          </table:table-cell>
          <table:table-cell office:value-type="float" office:value="0.102796792984009" calcext:value-type="float">
            <text:p>0.102796792984009</text:p>
          </table:table-cell>
          <table:table-cell office:value-type="float" office:value="0.112112112112112" calcext:value-type="float">
            <text:p>0.112112112112112</text:p>
          </table:table-cell>
          <table:table-cell office:value-type="float" office:value="0.887887887887888" calcext:value-type="float">
            <text:p>0.887887887887888</text:p>
          </table:table-cell>
          <table:table-cell office:value-type="float" office:value="0.0895400047302246" calcext:value-type="float">
            <text:p>0.089540004730225</text:p>
          </table:table-cell>
          <table:table-cell office:value-type="float" office:value="0.125125125125125" calcext:value-type="float">
            <text:p>0.125125125125125</text:p>
          </table:table-cell>
          <table:table-cell office:value-type="float" office:value="0.874874874874875" calcext:value-type="float">
            <text:p>0.8748748748748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227139472961426" calcext:value-type="float">
            <text:p>0.227139472961426</text:p>
          </table:table-cell>
          <table:table-cell office:value-type="float" office:value="0.828635091344408" calcext:value-type="float">
            <text:p>0.828635091344408</text:p>
          </table:table-cell>
          <table:table-cell office:value-type="float" office:value="0.171364908655592" calcext:value-type="float">
            <text:p>0.171364908655592</text:p>
          </table:table-cell>
          <table:table-cell office:value-type="float" office:value="0.100741386413574" calcext:value-type="float">
            <text:p>0.100741386413574</text:p>
          </table:table-cell>
          <table:table-cell office:value-type="float" office:value="0.826826826826827" calcext:value-type="float">
            <text:p>0.826826826826827</text:p>
          </table:table-cell>
          <table:table-cell office:value-type="float" office:value="0.173173173173173" calcext:value-type="float">
            <text:p>0.173173173173173</text:p>
          </table:table-cell>
          <table:table-cell office:value-type="float" office:value="0.0943434238433838" calcext:value-type="float">
            <text:p>0.094343423843384</text:p>
          </table:table-cell>
          <table:table-cell office:value-type="float" office:value="0.817817817817818" calcext:value-type="float">
            <text:p>0.817817817817818</text:p>
          </table:table-cell>
          <table:table-cell office:value-type="float" office:value="0.182182182182182" calcext:value-type="float">
            <text:p>0.1821821821821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498519897460938" calcext:value-type="float">
            <text:p>0.498519897460938</text:p>
          </table:table-cell>
          <table:table-cell office:value-type="float" office:value="0.0318424376038282" calcext:value-type="float">
            <text:p>0.031842437603828</text:p>
          </table:table-cell>
          <table:table-cell office:value-type="float" office:value="0.968157562396172" calcext:value-type="float">
            <text:p>0.968157562396172</text:p>
          </table:table-cell>
          <table:table-cell office:value-type="float" office:value="0.137906312942505" calcext:value-type="float">
            <text:p>0.137906312942505</text:p>
          </table:table-cell>
          <table:table-cell office:value-type="float" office:value="0.03003003003003" calcext:value-type="float">
            <text:p>0.03003003003003</text:p>
          </table:table-cell>
          <table:table-cell office:value-type="float" office:value="0.96996996996997" calcext:value-type="float">
            <text:p>0.96996996996997</text:p>
          </table:table-cell>
          <table:table-cell office:value-type="float" office:value="0.104291439056396" calcext:value-type="float">
            <text:p>0.104291439056396</text:p>
          </table:table-cell>
          <table:table-cell office:value-type="float" office:value="0.031031031031031" calcext:value-type="float">
            <text:p>0.031031031031031</text:p>
          </table:table-cell>
          <table:table-cell office:value-type="float" office:value="0.968968968968969" calcext:value-type="float">
            <text:p>0.9689689689689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1.87909030914307" calcext:value-type="float">
            <text:p>1.87909030914307</text:p>
          </table:table-cell>
          <table:table-cell office:value-type="float" office:value="0.261280374232695" calcext:value-type="float">
            <text:p>0.261280374232695</text:p>
          </table:table-cell>
          <table:table-cell office:value-type="float" office:value="0.738719625767305" calcext:value-type="float">
            <text:p>0.738719625767305</text:p>
          </table:table-cell>
          <table:table-cell office:value-type="float" office:value="0.122854709625244" calcext:value-type="float">
            <text:p>0.122854709625244</text:p>
          </table:table-cell>
          <table:table-cell office:value-type="float" office:value="0.235235235235235" calcext:value-type="float">
            <text:p>0.235235235235235</text:p>
          </table:table-cell>
          <table:table-cell office:value-type="float" office:value="0.764764764764765" calcext:value-type="float">
            <text:p>0.764764764764765</text:p>
          </table:table-cell>
          <table:table-cell office:value-type="float" office:value="0.115514039993286" calcext:value-type="float">
            <text:p>0.115514039993286</text:p>
          </table:table-cell>
          <table:table-cell office:value-type="float" office:value="0.243243243243243" calcext:value-type="float">
            <text:p>0.243243243243243</text:p>
          </table:table-cell>
          <table:table-cell office:value-type="float" office:value="0.756756756756757" calcext:value-type="float">
            <text:p>0.7567567567567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5.3477828502655" calcext:value-type="float">
            <text:p>15.3477828502655</text:p>
          </table:table-cell>
          <table:table-cell office:value-type="float" office:value="0.72537423908401" calcext:value-type="float">
            <text:p>0.72537423908401</text:p>
          </table:table-cell>
          <table:table-cell office:value-type="float" office:value="0.27462576091599" calcext:value-type="float">
            <text:p>0.27462576091599</text:p>
          </table:table-cell>
          <table:table-cell office:value-type="float" office:value="0.1401047706604" calcext:value-type="float">
            <text:p>0.1401047706604</text:p>
          </table:table-cell>
          <table:table-cell office:value-type="float" office:value="0.704704704704705" calcext:value-type="float">
            <text:p>0.704704704704705</text:p>
          </table:table-cell>
          <table:table-cell office:value-type="float" office:value="0.295295295295295" calcext:value-type="float">
            <text:p>0.295295295295295</text:p>
          </table:table-cell>
          <table:table-cell office:value-type="float" office:value="0.133113622665405" calcext:value-type="float">
            <text:p>0.133113622665405</text:p>
          </table:table-cell>
          <table:table-cell office:value-type="float" office:value="0.687687687687688" calcext:value-type="float">
            <text:p>0.687687687687688</text:p>
          </table:table-cell>
          <table:table-cell office:value-type="float" office:value="0.312312312312312" calcext:value-type="float">
            <text:p>0.312312312312312</text:p>
          </table:table-cell>
        </table:table-row>
        <table:table-row table:style-name="ro1">
          <table:table-cell office:value-type="string" calcext:value-type="string">
            <text:p>Poly Tests - samples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545257329940796" calcext:value-type="float">
            <text:p>0.545257329940796</text:p>
          </table:table-cell>
          <table:table-cell office:value-type="float" office:value="0.0752086399604744" calcext:value-type="float">
            <text:p>0.075208639960475</text:p>
          </table:table-cell>
          <table:table-cell office:value-type="float" office:value="0.924791360039525" calcext:value-type="float">
            <text:p>0.924791360039525</text:p>
          </table:table-cell>
          <table:table-cell office:value-type="float" office:value="0.00150966644287109" calcext:value-type="float">
            <text:p>0.001509666442871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00140261650085449" calcext:value-type="float">
            <text:p>0.00140261650085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509270906448364" calcext:value-type="float">
            <text:p>0.509270906448364</text:p>
          </table:table-cell>
          <table:table-cell office:value-type="float" office:value="0.0752086399604744" calcext:value-type="float">
            <text:p>0.075208639960475</text:p>
          </table:table-cell>
          <table:table-cell office:value-type="float" office:value="0.924791360039525" calcext:value-type="float">
            <text:p>0.924791360039525</text:p>
          </table:table-cell>
          <table:table-cell office:value-type="float" office:value="0.00561285018920898" calcext:value-type="float">
            <text:p>0.005612850189209</text:p>
          </table:table-cell>
          <table:table-cell office:value-type="float" office:value="0.102040816326531" calcext:value-type="float">
            <text:p>0.102040816326531</text:p>
          </table:table-cell>
          <table:table-cell office:value-type="float" office:value="0.897959183673469" calcext:value-type="float">
            <text:p>0.897959183673469</text:p>
          </table:table-cell>
          <table:table-cell office:value-type="float" office:value="0.00555062294006348" calcext:value-type="float">
            <text:p>0.005550622940063</text:p>
          </table:table-cell>
          <table:table-cell office:value-type="float" office:value="0.0612244897959184" calcext:value-type="float">
            <text:p>0.061224489795918</text:p>
          </table:table-cell>
          <table:table-cell office:value-type="float" office:value="0.938775510204082" calcext:value-type="float">
            <text:p>0.9387755102040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.512116193771362" calcext:value-type="float">
            <text:p>0.512116193771362</text:p>
          </table:table-cell>
          <table:table-cell office:value-type="float" office:value="0.0752086399604744" calcext:value-type="float">
            <text:p>0.075208639960475</text:p>
          </table:table-cell>
          <table:table-cell office:value-type="float" office:value="0.924791360039525" calcext:value-type="float">
            <text:p>0.924791360039525</text:p>
          </table:table-cell>
          <table:table-cell office:value-type="float" office:value="0.0109329223632813" calcext:value-type="float">
            <text:p>0.010932922363281</text:p>
          </table:table-cell>
          <table:table-cell office:value-type="float" office:value="0.0404040404040404" calcext:value-type="float">
            <text:p>0.040404040404041</text:p>
          </table:table-cell>
          <table:table-cell office:value-type="float" office:value="0.95959595959596" calcext:value-type="float">
            <text:p>0.95959595959596</text:p>
          </table:table-cell>
          <table:table-cell office:value-type="float" office:value="0.010422945022583" calcext:value-type="float">
            <text:p>0.010422945022583</text:p>
          </table:table-cell>
          <table:table-cell office:value-type="float" office:value="0.0606060606060606" calcext:value-type="float">
            <text:p>0.060606060606061</text:p>
          </table:table-cell>
          <table:table-cell office:value-type="float" office:value="0.939393939393939" calcext:value-type="float">
            <text:p>0.9393939393939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.497982978820801" calcext:value-type="float">
            <text:p>0.497982978820801</text:p>
          </table:table-cell>
          <table:table-cell office:value-type="float" office:value="0.0752086399604744" calcext:value-type="float">
            <text:p>0.075208639960475</text:p>
          </table:table-cell>
          <table:table-cell office:value-type="float" office:value="0.924791360039525" calcext:value-type="float">
            <text:p>0.924791360039525</text:p>
          </table:table-cell>
          <table:table-cell office:value-type="float" office:value="0.0526962280273438" calcext:value-type="float">
            <text:p>0.052696228027344</text:p>
          </table:table-cell>
          <table:table-cell office:value-type="float" office:value="0.0681362725450902" calcext:value-type="float">
            <text:p>0.06813627254509</text:p>
          </table:table-cell>
          <table:table-cell office:value-type="float" office:value="0.93186372745491" calcext:value-type="float">
            <text:p>0.93186372745491</text:p>
          </table:table-cell>
          <table:table-cell office:value-type="float" office:value="0.050570011138916" calcext:value-type="float">
            <text:p>0.050570011138916</text:p>
          </table:table-cell>
          <table:table-cell office:value-type="float" office:value="0.0761523046092184" calcext:value-type="float">
            <text:p>0.076152304609219</text:p>
          </table:table-cell>
          <table:table-cell office:value-type="float" office:value="0.923847695390782" calcext:value-type="float">
            <text:p>0.9238476953907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54232120513916" calcext:value-type="float">
            <text:p>0.54232120513916</text:p>
          </table:table-cell>
          <table:table-cell office:value-type="float" office:value="0.0752086399604744" calcext:value-type="float">
            <text:p>0.075208639960475</text:p>
          </table:table-cell>
          <table:table-cell office:value-type="float" office:value="0.924791360039525" calcext:value-type="float">
            <text:p>0.924791360039525</text:p>
          </table:table-cell>
          <table:table-cell office:value-type="float" office:value="0.105468273162842" calcext:value-type="float">
            <text:p>0.105468273162842</text:p>
          </table:table-cell>
          <table:table-cell office:value-type="float" office:value="0.0660660660660661" calcext:value-type="float">
            <text:p>0.066066066066066</text:p>
          </table:table-cell>
          <table:table-cell office:value-type="float" office:value="0.933933933933934" calcext:value-type="float">
            <text:p>0.933933933933934</text:p>
          </table:table-cell>
          <table:table-cell office:value-type="float" office:value="0.100165367126465" calcext:value-type="float">
            <text:p>0.100165367126465</text:p>
          </table:table-cell>
          <table:table-cell office:value-type="float" office:value="0.0640640640640641" calcext:value-type="float">
            <text:p>0.064064064064064</text:p>
          </table:table-cell>
          <table:table-cell office:value-type="float" office:value="0.935935935935936" calcext:value-type="float">
            <text:p>0.9359359359359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0.492866039276123" calcext:value-type="float">
            <text:p>0.492866039276123</text:p>
          </table:table-cell>
          <table:table-cell office:value-type="float" office:value="0.0752086399604744" calcext:value-type="float">
            <text:p>0.075208639960475</text:p>
          </table:table-cell>
          <table:table-cell office:value-type="float" office:value="0.924791360039525" calcext:value-type="float">
            <text:p>0.924791360039525</text:p>
          </table:table-cell>
          <table:table-cell office:value-type="float" office:value="0.526224851608276" calcext:value-type="float">
            <text:p>0.526224851608276</text:p>
          </table:table-cell>
          <table:table-cell office:value-type="float" office:value="0.0814162832566513" calcext:value-type="float">
            <text:p>0.081416283256651</text:p>
          </table:table-cell>
          <table:table-cell office:value-type="float" office:value="0.918583716743349" calcext:value-type="float">
            <text:p>0.918583716743349</text:p>
          </table:table-cell>
          <table:table-cell office:value-type="float" office:value="0.498623847961426" calcext:value-type="float">
            <text:p>0.498623847961426</text:p>
          </table:table-cell>
          <table:table-cell office:value-type="float" office:value="0.0742148429685937" calcext:value-type="float">
            <text:p>0.074214842968594</text:p>
          </table:table-cell>
          <table:table-cell office:value-type="float" office:value="0.925785157031406" calcext:value-type="float">
            <text:p>0.9257851570314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1851072311401" calcext:value-type="float">
            <text:p>0.511851072311401</text:p>
          </table:table-cell>
          <table:table-cell office:value-type="float" office:value="0.0752086399604744" calcext:value-type="float">
            <text:p>0.075208639960475</text:p>
          </table:table-cell>
          <table:table-cell office:value-type="float" office:value="0.924791360039525" calcext:value-type="float">
            <text:p>0.924791360039525</text:p>
          </table:table-cell>
          <table:table-cell office:value-type="float" office:value="1.09889268875122" calcext:value-type="float">
            <text:p>1.09889268875122</text:p>
          </table:table-cell>
          <table:table-cell office:value-type="float" office:value="0.0767076707670767" calcext:value-type="float">
            <text:p>0.076707670767077</text:p>
          </table:table-cell>
          <table:table-cell office:value-type="float" office:value="0.923292329232923" calcext:value-type="float">
            <text:p>0.923292329232923</text:p>
          </table:table-cell>
          <table:table-cell office:value-type="float" office:value="1.14863562583923" calcext:value-type="float">
            <text:p>1.14863562583923</text:p>
          </table:table-cell>
          <table:table-cell office:value-type="float" office:value="0.0746074607460746" calcext:value-type="float">
            <text:p>0.074607460746075</text:p>
          </table:table-cell>
          <table:table-cell office:value-type="float" office:value="0.925392539253925" calcext:value-type="float">
            <text:p>0.9253925392539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00" calcext:value-type="float">
            <text:p>50000</text:p>
          </table:table-cell>
          <table:table-cell office:value-type="float" office:value="0.522731781005859" calcext:value-type="float">
            <text:p>0.522731781005859</text:p>
          </table:table-cell>
          <table:table-cell office:value-type="float" office:value="0.0752086399604744" calcext:value-type="float">
            <text:p>0.075208639960475</text:p>
          </table:table-cell>
          <table:table-cell office:value-type="float" office:value="0.924791360039525" calcext:value-type="float">
            <text:p>0.924791360039525</text:p>
          </table:table-cell>
          <table:table-cell office:value-type="float" office:value="5.46428656578064" calcext:value-type="float">
            <text:p>5.46428656578064</text:p>
          </table:table-cell>
          <table:table-cell office:value-type="float" office:value="0.0728214564291286" calcext:value-type="float">
            <text:p>0.072821456429129</text:p>
          </table:table-cell>
          <table:table-cell office:value-type="float" office:value="0.927178543570871" calcext:value-type="float">
            <text:p>0.927178543570871</text:p>
          </table:table-cell>
          <table:table-cell office:value-type="float" office:value="5.1588830947876" calcext:value-type="float">
            <text:p>5.1588830947876</text:p>
          </table:table-cell>
          <table:table-cell office:value-type="float" office:value="0.0729214584291686" calcext:value-type="float">
            <text:p>0.072921458429169</text:p>
          </table:table-cell>
          <table:table-cell office:value-type="float" office:value="0.927078541570832" calcext:value-type="float">
            <text:p>0.9270785415708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81009721755982" calcext:value-type="float">
            <text:p>0.481009721755982</text:p>
          </table:table-cell>
          <table:table-cell office:value-type="float" office:value="0.0752086399604744" calcext:value-type="float">
            <text:p>0.075208639960475</text:p>
          </table:table-cell>
          <table:table-cell office:value-type="float" office:value="0.924791360039525" calcext:value-type="float">
            <text:p>0.924791360039525</text:p>
          </table:table-cell>
          <table:table-cell office:value-type="float" office:value="10.3642776012421" calcext:value-type="float">
            <text:p>10.3642776012421</text:p>
          </table:table-cell>
          <table:table-cell office:value-type="float" office:value="0.0752007520075201" calcext:value-type="float">
            <text:p>0.07520075200752</text:p>
          </table:table-cell>
          <table:table-cell office:value-type="float" office:value="0.92479924799248" calcext:value-type="float">
            <text:p>0.92479924799248</text:p>
          </table:table-cell>
          <table:table-cell office:value-type="float" office:value="9.88625049591064" calcext:value-type="float">
            <text:p>9.88625049591064</text:p>
          </table:table-cell>
          <table:table-cell office:value-type="float" office:value="0.0751907519075191" calcext:value-type="float">
            <text:p>0.075190751907519</text:p>
          </table:table-cell>
          <table:table-cell office:value-type="float" office:value="0.924809248092481" calcext:value-type="float">
            <text:p>0.9248092480924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0T22:34:47.235599843</dc:date>
    <meta:editing-duration>PT1M58S</meta:editing-duration>
    <meta:editing-cycles>1</meta:editing-cycles>
    <meta:generator>LibreOffice/6.0.7.3$Linux_X86_64 LibreOffice_project/00m0$Build-3</meta:generator>
    <meta:document-statistic meta:table-count="1" meta:cell-count="587" meta:object-count="0"/>
  </office:meta>
</office:document-meta>
</file>